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ercentage/Year">
            <text:p>Percentage/Year</text:p>
          </table:table-cell>
          <table:table-cell table:style-name="pd1" office:value-type="float" office:value="2022">
            <text:p>2022</text:p>
          </table:table-cell>
          <table:table-cell table:style-name="pd1" office:value-type="float" office:value="2021">
            <text:p>2021</text:p>
          </table:table-cell>
          <table:table-cell table:style-name="pd1" office:value-type="float" office:value="2020">
            <text:p>2020</text:p>
          </table:table-cell>
          <table:table-cell table:style-name="pd1" office:value-type="float" office:value="2019">
            <text:p>2019</text:p>
          </table:table-cell>
          <table:table-cell table:style-name="pd1" office:value-type="float" office:value="2018">
            <text:p>2018</text:p>
          </table:table-cell>
          <table:table-cell table:style-name="pd1" office:value-type="float" office:value="2017">
            <text:p>2017</text:p>
          </table:table-cell>
          <table:table-cell table:style-name="pd1" office:value-type="float" office:value="2016">
            <text:p>2016</text:p>
          </table:table-cell>
          <table:table-cell table:style-name="pd1" office:value-type="float" office:value="2015">
            <text:p>2015</text:p>
          </table:table-cell>
          <table:table-cell table:style-name="pd1" office:value-type="float" office:value="2014">
            <text:p>2014</text:p>
          </table:table-cell>
          <table:table-cell table:style-name="pd1" office:value-type="float" office:value="2013">
            <text:p>2013</text:p>
          </table:table-cell>
        </table:table-row>
        <table:table-row>
          <table:table-cell table:style-name="pd1" office:value-type="string" office:value="Sales">
            <text:p>Sales</text:p>
          </table:table-cell>
          <table:table-cell office:value-type="string" office:value="690%">
            <text:p>690%</text:p>
          </table:table-cell>
          <table:table-cell office:value-type="string" office:value="631%">
            <text:p>631%</text:p>
          </table:table-cell>
          <table:table-cell office:value-type="string" office:value="519%">
            <text:p>519%</text:p>
          </table:table-cell>
          <table:table-cell office:value-type="string" office:value="377%">
            <text:p>377%</text:p>
          </table:table-cell>
          <table:table-cell office:value-type="string" office:value="313%">
            <text:p>313%</text:p>
          </table:table-cell>
          <table:table-cell office:value-type="string" office:value="239%">
            <text:p>239%</text:p>
          </table:table-cell>
          <table:table-cell office:value-type="string" office:value="183%">
            <text:p>183%</text:p>
          </table:table-cell>
          <table:table-cell office:value-type="string" office:value="144%">
            <text:p>144%</text:p>
          </table:table-cell>
          <table:table-cell office:value-type="string" office:value="120%">
            <text:p>120%</text:p>
          </table:table-cell>
          <table:table-cell office:value-type="string" office:value="100%">
            <text:p>100%</text:p>
          </table:table-cell>
        </table:table-row>
        <table:table-row>
          <table:table-cell table:style-name="pd1" office:value-type="string" office:value="Cost of Goods Sold">
            <text:p>Cost of Goods Sold</text:p>
          </table:table-cell>
          <table:table-cell office:value-type="string" office:value="533%">
            <text:p>533%</text:p>
          </table:table-cell>
          <table:table-cell office:value-type="string" office:value="503%">
            <text:p>503%</text:p>
          </table:table-cell>
          <table:table-cell office:value-type="string" office:value="431%">
            <text:p>431%</text:p>
          </table:table-cell>
          <table:table-cell office:value-type="string" office:value="306%">
            <text:p>306%</text:p>
          </table:table-cell>
          <table:table-cell office:value-type="string" office:value="430%">
            <text:p>430%</text:p>
          </table:table-cell>
          <table:table-cell office:value-type="string" office:value="207%">
            <text:p>207%</text:p>
          </table:table-cell>
          <table:table-cell office:value-type="string" office:value="163%">
            <text:p>163%</text:p>
          </table:table-cell>
          <table:table-cell office:value-type="string" office:value="132%">
            <text:p>132%</text:p>
          </table:table-cell>
          <table:table-cell office:value-type="string" office:value="116%">
            <text:p>116%</text:p>
          </table:table-cell>
          <table:table-cell office:value-type="string" office:value="100%">
            <text:p>100%</text:p>
          </table:table-cell>
        </table:table-row>
        <table:table-row>
          <table:table-cell table:style-name="pd1" office:value-type="string" office:value="EBIT">
            <text:p>EBIT</text:p>
          </table:table-cell>
          <table:table-cell office:value-type="string" office:value="17%">
            <text:p>17%</text:p>
          </table:table-cell>
          <table:table-cell office:value-type="string" office:value="34%">
            <text:p>34%</text:p>
          </table:table-cell>
          <table:table-cell office:value-type="string" office:value="31%">
            <text:p>31%</text:p>
          </table:table-cell>
          <table:table-cell office:value-type="string" office:value="361%">
            <text:p>361%</text:p>
          </table:table-cell>
          <table:table-cell office:value-type="string" office:value="299%">
            <text:p>299%</text:p>
          </table:table-cell>
          <table:table-cell office:value-type="string" office:value="236%">
            <text:p>236%</text:p>
          </table:table-cell>
          <table:table-cell office:value-type="string" office:value="179%">
            <text:p>179%</text:p>
          </table:table-cell>
          <table:table-cell office:value-type="string" office:value="142%">
            <text:p>142%</text:p>
          </table:table-cell>
          <table:table-cell office:value-type="string" office:value="120%">
            <text:p>120%</text:p>
          </table:table-cell>
          <table:table-cell office:value-type="string" office:value="100%">
            <text:p>100%</text:p>
          </table:table-cell>
        </table:table-row>
        <table:table-row>
          <table:table-cell table:style-name="pd1" office:value-type="string" office:value="Interest income (loss)">
            <text:p>Interest income (loss)</text:p>
          </table:table-cell>
          <table:table-cell office:value-type="string" office:value="1347%">
            <text:p>1347%</text:p>
          </table:table-cell>
          <table:table-cell office:value-type="string" office:value="1321%">
            <text:p>1321%</text:p>
          </table:table-cell>
          <table:table-cell office:value-type="string" office:value="1060%">
            <text:p>1060%</text:p>
          </table:table-cell>
          <table:table-cell office:value-type="string" office:value="746%">
            <text:p>746%</text:p>
          </table:table-cell>
          <table:table-cell office:value-type="string" office:value="968%">
            <text:p>968%</text:p>
          </table:table-cell>
          <table:table-cell office:value-type="string" office:value="627%">
            <text:p>627%</text:p>
          </table:table-cell>
          <table:table-cell office:value-type="string" office:value="373%">
            <text:p>373%</text:p>
          </table:table-cell>
          <table:table-cell office:value-type="string" office:value="397%">
            <text:p>397%</text:p>
          </table:table-cell>
          <table:table-cell office:value-type="string" office:value="166%">
            <text:p>166%</text:p>
          </table:table-cell>
          <table:table-cell office:value-type="string" office:value="100%">
            <text:p>100%</text:p>
          </table:table-cell>
        </table:table-row>
        <table:table-row>
          <table:table-cell table:style-name="pd1" office:value-type="string" office:value="Net Income (loss)">
            <text:p>Net Income (loss)</text:p>
          </table:table-cell>
          <table:table-cell office:value-type="string" office:value="-993%">
            <text:p>-993%</text:p>
          </table:table-cell>
          <table:table-cell office:value-type="string" office:value="12177%">
            <text:p>12177%</text:p>
          </table:table-cell>
          <table:table-cell office:value-type="string" office:value="7785%">
            <text:p>7785%</text:p>
          </table:table-cell>
          <table:table-cell office:value-type="string" office:value="4229%">
            <text:p>4229%</text:p>
          </table:table-cell>
          <table:table-cell office:value-type="string" office:value="3676%">
            <text:p>3676%</text:p>
          </table:table-cell>
          <table:table-cell office:value-type="string" office:value="1107%">
            <text:p>1107%</text:p>
          </table:table-cell>
          <table:table-cell office:value-type="string" office:value="865%">
            <text:p>865%</text:p>
          </table:table-cell>
          <table:table-cell office:value-type="string" office:value="218%">
            <text:p>218%</text:p>
          </table:table-cell>
          <table:table-cell office:value-type="string" office:value="-88%">
            <text:p>-88%</text:p>
          </table:table-cell>
          <table:table-cell office:value-type="string" office:value="100%">
            <text:p>100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